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A RD quer liberar a venda de medicamentos controlados no e-commerce. Para isso, a equipe de desenvolvimento precisa elaborar um formulário com o seguintes campos: CRM do Médico, Nome do médico, data da receita, quantidade de caixas, Nome do Paciente, Cpf do paciente, Data de nascimento, Sexo e tipo de envio.</text:span><text:line-break/><text:span text:style-name="T1">Tipo de envio possui 3 opções: Anexar Arquivo, WhatsApp e E-mail.</text:span><text:line-break/><text:span text:style-name="T1">Lembrando que o uso do Bootstrap ficará a critério do frontend.</text:span><text:line-break/><text:span text:style-name="T1">Crie uma página com o formulário descrito acima e valide os campos.</text:span><text:line-break/><text:span text:style-name="T1">Dica: lembre que além de valirmos com JavaScript, exitem validações prontas com HTML.</text:span></text:p>
      <text:p text:style-name="P1"><text:span text:style-name="T1"/></text:p>
      <text:p text:style-name="P1"><text:span text:style-name="T1"/></text:p>
      <text:p text:style-name="P1"><text:span text:style-name="T1">2) A RD aprovou o novo layout do painel administrativo do e-commerce. Sua equipe recebeu e pontuou o desenvolvimento. Neste projeto você fará apenas o HTML e CSS, JavaScript outro profissional da equipe ficará responsável. A equipe decidiu fazer sem nenhum framework, pois para futuras contratações, frameworks e bibliotecas não serão exigidas.<text:line-break/>Sabendo que o projeto será entregue em várias "sprints",faça o layout da primeira "sprint".<text:line-break/>Obs: Lembrando que você pode usar Mocks em seu layout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8:36:37.079034921</meta:creation-date>
    <dc:date>2020-02-26T08:37:11.597873639</dc:date>
    <meta:editing-duration>PT35S</meta:editing-duration>
    <meta:editing-cycles>1</meta:editing-cycles>
    <meta:document-statistic meta:table-count="0" meta:image-count="0" meta:object-count="0" meta:page-count="1" meta:paragraph-count="2" meta:word-count="174" meta:character-count="1085" meta:non-whitespace-character-count="913"/>
    <meta:generator>LibreOffice/6.0.7.3$Linux_X86_64 LibreOffice_project/00m0$Build-3</meta:generator>
  </office:meta>
</office:document-meta>
</file>